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fo:font-weight="bold" officeooo:rsid="00093bd5" officeooo:paragraph-rsid="00093bd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5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6" style:family="paragraph" style:parent-style-name="Standard" style:list-style-name="L4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7" style:family="paragraph" style:parent-style-name="Standard" style:list-style-name="L5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9a2c7" officeooo:paragraph-rsid="0009a2c7" style:font-size-asian="17.5pt" style:font-weight-asian="normal" style:font-size-complex="20pt" style:font-weight-complex="normal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ac70b" officeooo:paragraph-rsid="000ac70b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2c7"/>
    </style:style>
    <style:style style:name="T3" style:family="text">
      <style:text-properties fo:font-size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uagem SQL</text:p>
      <text:p text:style-name="P1"/>
      <text:p text:style-name="P2">surgiu nos Anos 70, pela IBM.</text:p>
      <text:p text:style-name="P2">Em 80, padronização do SQL</text:p>
      <text:p text:style-name="P2">SQL-92 e SQL-99 depois</text:p>
      <text:p text:style-name="P2">Banco de dados relacionais, ferramenta poderosa na manipulação e armazenamento de dados.</text:p>
      <text:p text:style-name="P2"/>
      <text:p text:style-name="P2">SQL: Linguagem de consulta</text:p>
      <text:p text:style-name="P2">Definição, Manipulação, Consultas, Controle e Transação de Dados</text:p>
      <text:p text:style-name="P2"/>
      <text:p text:style-name="P2">Definição – <text:span text:style-name="T1">DDL</text:span> :</text:p>
      <text:list text:style-name="L1">
        <text:list-item>
          <text:p text:style-name="P3"><text:span text:style-name="T2">CREATE</text:span> – tabela;</text:p>
        </text:list-item>
        <text:list-item>
          <text:p text:style-name="P3"><text:span text:style-name="T2">ALTER</text:span> – inclue ou remove uma coluna tá tabela;</text:p>
        </text:list-item>
        <text:list-item>
          <text:p text:style-name="P3"><text:span text:style-name="T2">DROP</text:span> – exclui uma estrutura em curso;</text:p>
        </text:list-item>
        <text:list-item>
          <text:p text:style-name="P8">TRUNCATE – remove todos os dados de uma tabela;</text:p>
        </text:list-item>
        <text:list-item>
          <text:p text:style-name="P9">RENAME – renomeia objetos no BD.</text:p>
        </text:list-item>
      </text:list>
      <text:p text:style-name="P2"/>
      <text:p text:style-name="P2">Dados – <text:span text:style-name="T1">DML </text:span>: </text:p>
      <text:p text:style-name="P2">Manipula as estruturas criadas pela DDL.</text:p>
      <text:list text:style-name="L2">
        <text:list-item>
          <text:p text:style-name="P4">Insert</text:p>
        </text:list-item>
        <text:list-item>
          <text:p text:style-name="P4">Update</text:p>
        </text:list-item>
        <text:list-item>
          <text:p text:style-name="P4">Delete</text:p>
        </text:list-item>
      </text:list>
      <text:p text:style-name="P2"/>
      <text:p text:style-name="P2">Consulta de Dados – <text:span text:style-name="T1">DQL</text:span> : </text:p>
      <text:p text:style-name="P2">Permite a recuperação e leitura dos dados inseridos nas tabelas dos bancos.</text:p>
      <text:p text:style-name="P2">- Select :</text:p>
      <text:list text:style-name="L3">
        <text:list-item>
          <text:p text:style-name="P5">Alteração dos dados</text:p>
        </text:list-item>
        <text:list-item>
          <text:p text:style-name="P5">Ordenação dos retornos</text:p>
        </text:list-item>
        <text:list-item>
          <text:p text:style-name="P5">Elabora consultas simples e avançadas</text:p>
        </text:list-item>
      </text:list>
      <text:p text:style-name="P2"/>
      <text:p text:style-name="P2">Controle – <text:span text:style-name="T1">DCL </text:span>: </text:p>
      <text:p text:style-name="P2">controle de acesso.</text:p>
      <text:list text:style-name="L4">
        <text:list-item>
          <text:p text:style-name="P6">Grant – dá acesso;</text:p>
        </text:list-item>
        <text:list-item>
          <text:p text:style-name="P6">Revoke – retira acesso.</text:p>
        </text:list-item>
      </text:list>
      <text:p text:style-name="P2"/>
      <text:p text:style-name="P2">Transação de Dados – <text:span text:style-name="T1">DTL</text:span></text:p>
      <text:list text:style-name="L5">
        <text:list-item>
          <text:p text:style-name="P7">Start transaction</text:p>
        </text:list-item>
        <text:list-item>
          <text:p text:style-name="P7"><text:soft-page-break/>Commit</text:p>
        </text:list-item>
        <text:list-item>
          <text:p text:style-name="P7">Rollb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08:00.043000000</meta:creation-date>
    <dc:date>2023-11-26T20:01:08.213000000</dc:date>
    <meta:editing-duration>PT18M20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2" meta:word-count="152" meta:character-count="872" meta:non-whitespace-character-count="753"/>
  </office:meta>
</office:document-meta>
</file>